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6000000616A05CF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Standard" style:list-style-name="L1">
      <style:paragraph-properties fo:margin-top="0in" fo:margin-bottom="0.1965in"/>
    </style:style>
    <style:style style:name="P3" style:family="paragraph" style:parent-style-name="Standard" style:list-style-name="L2">
      <style:paragraph-properties fo:margin-top="0in" fo:margin-bottom="0.1965in"/>
    </style:style>
    <style:style style:name="P4" style:family="paragraph" style:parent-style-name="Standard" style:list-style-name="L3">
      <style:paragraph-properties fo:margin-top="0in" fo:margin-bottom="0.1965in"/>
    </style:style>
    <style:style style:name="P5" style:family="paragraph" style:parent-style-name="Heading_20_2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draw:frame draw:style-name="fr1" draw:name="graphics1" text:anchor-type="paragraph" svg:x="0in" svg:y="-0.5429in" svg:width="6.9252in" svg:height="0.7063in" draw:z-index="0"><draw:image xlink:href="Pictures/10000201000003B6000000616A05CFB6.png" xlink:type="simple" xlink:show="embed" xlink:actuate="onLoad"/></draw:frame>Lille proof-of-concept skole søger engageret og frisindet underviser</text:h>
      <text:h text:style-name="Heading_20_3" text:outline-level="3">Om skolen </text:h>
      <text:p text:style-name="P1">Den dansk-franske Skole er en børnehave og skole åbnet (i august 2010), som kendetegnes ved at: </text:p>
      <text:list xml:id="list4515374231" text:style-name="L1">
        <text:list-item>
          <text:p text:style-name="P2">undervise på fransk allerede fra børnehaven </text:p>
        </text:list-item>
        <text:list-item>
          <text:p text:style-name="P2">anvende en Freinet-pædagogik i et aldersintegreret setup </text:p>
        </text:list-item>
        <text:list-item>
          <text:p text:style-name="P2">inddrage det omgivende samfund, også fagligt, i form af en aktiv støttegruppe </text:p>
        </text:list-item>
      </text:list>
      <text:p text:style-name="P1">Visionen med skolen er at skabe et fagligt og personligt udviklingsmiljø, hvor den enkelte har mulighed for og forventes at realisere sit fulde og alsidige potentiale. </text:p>
      <text:p text:style-name="P1">Skolen er for skoleåret 2012-2013 åben for 3-10 årige. </text:p>
      <text:h text:style-name="Heading_20_3" text:outline-level="3">Kandidaten </text:h>
      <text:p text:style-name="P1">Den dansk-franske Skole søger en lærer der: </text:p>
      <text:list xml:id="list2161268627" text:style-name="L2">
        <text:list-item>
          <text:p text:style-name="P3">kan personificere en dygtighedskultur og ønsker at indgå i et intenst, krævende og udviklende livslangt læringsforløb</text:p>
        </text:list-item>
        <text:list-item>
          <text:p text:style-name="P3">kan arbejde selvstændigt og kreativt, en ildsjæl </text:p>
        </text:list-item>
        <text:list-item>
          <text:p text:style-name="P3">anerkender barnets egen vilje til egenudvikling og formår at udnytte barnets egen motivation til at drive læringen </text:p>
        </text:list-item>
        <text:list-item>
          <text:p text:style-name="P3">er bekendt med og ønsker at praktisere en Freinet-lignende pædagogik </text:p>
        </text:list-item>
        <text:list-item>
          <text:p text:style-name="P3">er i stand til at indse og udnytte synergien mellem faglig og social udvikling </text:p>
        </text:list-item>
        <text:list-item>
          <text:p text:style-name="P3">er fagligt og tværfagligt meget velfunderet, og er i stand til at inddrage støttegruppen i undervisningen </text:p>
        </text:list-item>
      </text:list>
      <text:h text:style-name="Heading_20_3" text:outline-level="3">Uddannelse </text:h>
      <text:list xml:id="list339162124" text:style-name="L3">
        <text:list-item>
          <text:p text:style-name="P4">besidder en kandidatgrad og/eller er pædagog/læreruddannet (evt. under uddannelse) </text:p>
        </text:list-item>
        <text:list-item>
          <text:p text:style-name="P4">har dansk som modersmål </text:p>
        </text:list-item>
        <text:list-item>
          <text:p text:style-name="P4">er interesseret i at lære fransk eller kan det i forvejen, gerne på modersmålsniveau </text:p>
        </text:list-item>
      </text:list>
      <text:h text:style-name="Heading_20_3" text:outline-level="3">Miljøet </text:h>
      <text:p text:style-name="P1">Skolens personale består af to fuldtidsansatte lærere og en skoleleder på deltid. Den tæller 8 elever i alderen 3-8 år (visse på deltid). </text:p>
      <text:p text:style-name="P1">Den ligger på Værnedamsvej 12A, 1.sal , 1619 København V, med gode transport- og udflugtsmuligheder.</text:p>
      <text:p text:style-name="P1">For yderligere information se skolens hjemmeside http://www.ecolefrancodanoise.dk, send en mail til ecolefrancodanoise@gmail.com eller kontakt skolen telefonisk på 4141 8228 (skoleleder Nicolas Guilbe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598in"/>
      <style:text-properties style:font-name="Arial1" fo:font-size="10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8T17:52:03</meta:creation-date>
    <dc:date>2013-04-27T08:16:17</dc:date>
    <meta:editing-duration>PT5H37M49S</meta:editing-duration>
    <meta:editing-cycles>8</meta:editing-cycles>
    <meta:generator>LibreOffice/3.5$Linux_X86_64 LibreOffice_project/350m1$Build-2</meta:generator>
    <meta:document-statistic meta:table-count="0" meta:image-count="1" meta:object-count="0" meta:page-count="1" meta:paragraph-count="24" meta:word-count="275" meta:character-count="1831" meta:non-whitespace-character-count="1572"/>
  </office:meta>
</office:document-meta>
</file>